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томарные, неатомарные операции</text:p>
      <text:p text:style-name="Standard"/>
      <text:p text:style-name="Standard">http://habrahabr.ru/post/244881/</text:p>
      <text:p text:style-name="Standard"/>
      <text:p text:style-name="Standard"/>
      <text:p text:style-name="Standard">советы </text:p>
      <text:p text:style-name="Standard">http://tproger.ru/translations/10-java-multithread-practices/</text:p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letter-kerning="tru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49cm" fo:margin-bottom="0.049cm"/>
      <style:text-properties fo:font-size="24pt" fo:font-weight="bold" style:letter-kerning="true" style:font-size-asian="24pt" style:font-weight-asian="bold" style:font-name-complex="F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24pt" fo:font-weight="bold" style:letter-kerning="true" style:font-size-asian="24pt" style:font-weight-asian="bold" style:font-name-complex="F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ибэн</meta:initial-creator>
    <meta:editing-cycles>3</meta:editing-cycles>
    <meta:creation-date>2015-08-23T06:09:00</meta:creation-date>
    <dc:date>2015-08-24T16:05:37.14</dc:date>
    <meta:editing-duration>PT1M3S</meta:editing-duration>
    <meta:generator>OpenOffice.org/3.4.1$Win32 OpenOffice.org_project/341m1$Build-9593</meta:generator>
    <meta:document-statistic meta:table-count="0" meta:image-count="0" meta:object-count="0" meta:page-count="1" meta:paragraph-count="5" meta:word-count="6" meta:character-count="1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